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1AB424C402696C2E80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4.868cm" draw:z-index="0"><draw:image xlink:href="Pictures/1000000000000555000001AB424C402696C2E8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4:56:04.762000000</meta:creation-date>
    <dc:date>2020-04-23T16:23:25.319000000</dc:date>
    <meta:editing-duration>PT1H16M54S</meta:editing-duration>
    <meta:editing-cycles>2</meta:editing-cycles>
    <meta:generator>LibreOffice/6.3.3.2$Windows_X86_64 LibreOffice_project/a64200df03143b798afd1ec74a12ab50359878e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